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6" style:family="paragraph" style:parent-style-name="Standard">
      <style:paragraph-properties fo:margin-left="0in" fo:margin-right="0in" fo:text-align="justify" style:justify-single-word="false" fo:text-indent="0in" style:auto-text-indent="false" style:writing-mode="lr-tb"/>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8" style:family="paragraph" style:parent-style-name="Standard">
      <style:paragraph-properties fo:margin-left="0in" fo:margin-right="0in" fo:text-align="end" style:justify-single-word="false" fo:text-indent="0in"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T1" style:family="text">
      <style:text-properties style:font-name="XB Zar" style:font-name-complex="XB Zar"/>
    </style:style>
    <style:style style:name="T2" style:family="text">
      <style:text-properties fo:background-color="#ffff00"/>
    </style:style>
    <style:style style:name="T3" style:family="text">
      <style:text-properties style:font-name="FreeMono"/>
    </style:style>
    <style:style style:name="T4" style:family="text">
      <style:text-properties style:font-name="FreeMono" fo:font-size="10pt" fo:font-weight="normal" fo:background-color="transparent" style:font-size-asian="10pt" style:font-weight-asian="normal" style:font-name-complex="XB Zar" style:font-size-complex="10pt" style:font-weight-complex="normal"/>
    </style:style>
    <style:style style:name="T5" style:family="text">
      <style:text-properties style:font-name="Free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۷- تنظیمات سخت‌افزارها</text:p>
      <text:p text:style-name="P1"/>
      <text:p text:style-name="P1"/>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این سیستم‌عامل بیشتر آشنا خواهید شد. برای مطالعه‌ی بیشتر به پیوست ۲ و ۳ همین کتاب مراجعه کنید.</text:p>
      <text:p text:style-name="P1"/>
      <text:p text:style-name="P3">۱-۷-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5">root@debian:~# mount</text:p>
            <text:p text:style-name="P5">/dev/sda1 on / type ext3 (rw,errors=remount-ro)</text:p>
            <text:p text:style-name="P5">...</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دوباره به همان دایرکتوری ریشه متصل می‌شود.</text:span></text:p>
      <text:p text:style-name="P1">نحوه‌ی نام‌گذاری دستگاه‌های ذخیره‌سازی داده‌ها و پارتیشن‌های آن‌ها اینگونه است که هارددیسک‌های SATA با نام‌های sd و هارددیسک‌های IDE با نام‌های hd نام‌گذاری می‌شوند. اولین هارددیسک شناخته شده در سیستم با پسوند a، دومین با پسوند b و بقیه‌ی هاردیسک به ترتیب با دیگر حروف الفبای انگلیسی شناخته می‌شوند.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6">root@debian:~# ls -la /dev/sda*</text:p>
            <text:p text:style-name="P5">brw-rw---- 1 root disk 8, 0 Jul 26 20:29 /dev/sda </text:p>
            <text:p text:style-name="P5">brw-rw---- 1 root disk 8, 1 Jul 26 20:29 /dev/sda1 </text:p>
            <text:p text:style-name="P5">brw-rw---- 1 root disk 8, 2 Jul 26 20:29 /dev/sda2 </text:p>
            <text:p text:style-name="P5">brw-rw---- 1 root disk 8, 5 Jul 26 20:29 /dev/sda5</text:p>
          </table:table-cell>
        </table:table-row>
      </table:table>
      <text:p text:style-name="P1">همان‌طور که مشاهده می‌کنید، فایل‌های زیر از نوع block-device هستند که با کاراکتر اول <text:s/>b مشخص شده‌اند. فایل‌های block-device در هنگام اتصال دستگاه‌های ذخیره‌سازی جدید به سیستم ساخته می‌شوند و قابلیت mount را دارند. دلیل این نام‌گذاری شیوه‌ی خواندن داده‌ها از دستگاه‌های ذخیره‌سازی در این سیستم‌عامل است که به شیوه‌ی خواندن داده‌ها به‌صورت بلوک‌هایی با اندازه‌های مشخص (block size) اشاره دارد. نوع دیگری از دستگاه‌ها هم با نام character-device وجود دارد که شیوه‌ی خواندن اطلاعات <text:soft-page-break/>از آن‌ها به‌صورت کاراکتری (مانند کیبورد) است و با کاراکتر اول <text:s/>c مشخص می‌شو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p>
      <table:table table:name="Table2" table:style-name="Table2">
        <table:table-column table:style-name="Table2.A"/>
        <table:table-row>
          <table:table-cell table:style-name="Table2.A1" office:value-type="string">
            <text:p text:style-name="P5">root@debian:~# cd /media</text:p>
            <text:p text:style-name="P5">root@debian:/media# mkdir mydisk</text:p>
            <text:p text:style-name="P5">root@debian:/media# mount /dev/sda2 mydisk</text:p>
            <text:p text:style-name="P5">root@debian:/media# ls mydisk</text:p>
            <text:p text:style-name="P5">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5">root@debian:/media# umount mydisk</text:p>
            <text:p text:style-name="P5">root@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3">۲-۷- نصب چاپگرها</text:p>
      <text:p text:style-name="P1">نرم‌افزاری که در سیستم‌عامل گنو/لینوکس برای مدیریت چاپگرها و به اشتراک‌گذاری <text:s/>آن‌ها در شبکه موجود است، کاپس (CUPS<text:note text:id="ftn2"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روی دکمه‌ی <text:s/>Authenticate کلیک کنید. به خاطر داشته باشید که باید چاپگر به سیستم متصل،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text:soft-page-break/>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با این گزینه می‌توانید با وارد کردن نام 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و انتخاب چاپگر نصب شده، فایل مورد نظر خود را چاپ کنید.</text:p>
      <text:p text:style-name="P1"/>
      <text:p text:style-name="P3">۳-۷- ساختار X Window System</text:p>
      <text:p text:style-name="P1">سیستم پنجره‌ی X که معمولاً آنرا X Window System یا X11 نیز می‌گویند، به سیستم و پروتکلی<text:note text:id="ftn3" text:note-class="footnote"><text:note-citation>3</text:note-citation><text:note-body><text:p text:style-name="Footnote">Protocol</text:p></text:note-body></text:note> گفته می‌شود که وظیفه‌ی فراهم آوردن پایه و اساس برای رابط‌های گرافیکی کاربر <text:note text:id="ftn4" text:note-class="footnote"><text:note-citation>4</text:note-citation><text:note-body><text:p text:style-name="Footnote">Graphical User Interfaces</text:p></text:note-body></text:note> را بر عهده دارد. این سیستم طوری طراحی شده است که ساختار پیچیده‌ی ارتباط با سخت‌افزارها را با سازوکاری از نرم‌افزارهای گرافیکی، جدا می‌کند، این مهم باعث عدم وابستگی نرم‌افزارهای گرافیکی موجود به نوع سخت‌افزاری است که این نرم‌افزارها روی آن اجرا می‌شود<text:note text:id="ftn5" text:note-class="footnote"><text:note-citation>5</text:note-citation><text:note-body><text:p text:style-name="Footnote">Device Independance</text:p></text:note-body></text:note>. X ارتباط بین کارت گرافیکی، مانیتور، ماوس و کیبورد را با نرم‌افزارهای گرافیکی برقرار می‌کند و از مدل کلاینت-سرور<text:note text:id="ftn6" text:note-class="footnote"><text:note-citation>6</text:note-citation><text:note-body><text:p text:style-name="Footnote">Client-Server</text:p></text:note-body></text:note> استفاده می‌کند و می‌تواند در شبکه نیز کار کند. نرم‌افزار سرورِ X کارت گرافیکی، مانیتور و … را به همراه پنجره‌ها مدیریت می‌کند و نرم‌افزارهای گرافیکی نیز به عنوان کلاینت X اجرا می‌شوند و از قابلیت‌های سرورِ X، استفاده می‌کنند.</text:p>
      <text:p text:style-name="P1">تنظیمات سرور X در مسیر /etc/X11/ قرار دارد. مهم‌ترین فایل در این دایرکتوری، فایل xorg.conf است که تنظیمات اصلی را شامل می‌شود. این فایل در هنگام نصب سیستم‌عامل دبیان گنو/لینوکس با شناسایی مشخصات سیستم، خودکار تولید و در این مسیر ذخیره می‌شود. اگر خواستید تنظیمات پیش‌فرض را تغییر <text:soft-page-break/>دهید نیاز به تغییر این فایل دارید مانند هنگامی که درایور کارت گرافیکی خود را نصب می‌کنید. در این فایل می‌توان کارت گرافیکی، مانیتور، ماوس، کیبورد و برخی دیگر از سخت‌افزارهایی که برای رابط گرافیکی استفاده می‌شوند، تعریف کرد تا سرور X از آن‌ها استفاده کند. محیط میزکار گنوم از جمله‌ی محیط میزکارهایی است که قابلیت اجرای X Window System را دارد. دیگر محیط‌های میزکاری که قابلیت اجرای X Window System را دارند Xfce ،KDE و … را شامل می‌شود. ساختار داخلی کلاینت و سرور X را می‌توانید در تصویر ببینید: <text:span text:style-name="T2">(تصویر ساختار ایکس – ۲)</text:span></text:p>
      <text:p text:style-name="P4"/>
      <text:p text:style-name="P3">۴-۷- نصب درایور کارت‌های گرافیکی <text:s/>ATi و AMD</text:p>
      <text:p text:style-name="P1">برای نصب درایور کارت‌های گرافیک <text:s/>ATi و AMD باید درایور مورد نظر کارت گرافیک خود را از وب‌سایت شرکت AMD دانلود کنید. سپس از منوی Applications → Accessories گزینه‌ی Root Terminal را انتخاب کنید. با استفاده از دستور cd وارد دایرکتوری فایلِ درایور شوید. سپس با استفاده از دستور chmod +x دسترسی اجرایی به فایل مورد نظر که معمولاً پسوند «run.» دارد، بدهید. پس از آن، با استفاده از دستور زیر، فایل درایور را اجرا کنید تا مراحل نصب آغاز شود:</text:p>
      <table:table table:name="Table4" table:style-name="Table4">
        <table:table-column table:style-name="Table4.A"/>
        <table:table-row>
          <table:table-cell table:style-name="Table4.A1" office:value-type="string">
            <text:p text:style-name="P5">root@debian:/home/user1/Downloads# <text:span text:style-name="T3">./ati-driver-installer-8.42.3-x86.x86_32.run</text:span></text:p>
          </table:table-cell>
        </table:table-row>
      </table:table>
      <text:p text:style-name="P1">البته نام فایل ممکن است متفاوت باشد. مراحل نصب از طریق محیط گرافیکی را دنبال کنید تا درایور به‌طور کامل نصب شود. پس از آن، سیستم خود را restart کنید.</text:p>
      <text:p text:style-name="P1"/>
      <text:p text:style-name="P4">۵-۷- نصب درایور کارت‌های گرافیکی <text:s/>Nvidia</text:p>
      <text:p text:style-name="P1">برای نصب درایور کارت گرافیک‌های Nvidia نیز باید درایور مورد نظر کارت گرافیک خود را از وب‌سایت شرکت Nvidia دانلود کنید. سپس با استفاده از کلید میانبر Ctrl+Alt+F1 وارد محیط متنی شوید. پس از ورود به سیستم با کاربر ریشه، با استفاده از دستور cd وارد دایرکتوری فایلِ درایور شوید. سپس با استفاده از دستور chmod +x دسترسی اجرایی به فایل مورد نظر که معمولاً پسوند «run.» دارد، بدهید. پیش از اینکه بتوانید درایور این نوع کارت گرافیکی را نصب کنید، باید دستور زیر را برای از بین بردن (kill) محیط گرافیکی گنوم اجرا کنید، در غیر این صورت درایور مورد نظر نصب نخواهد شد:</text:p>
      <table:table table:name="Table6" table:style-name="Table6">
        <table:table-column table:style-name="Table6.A"/>
        <table:table-row>
          <table:table-cell table:style-name="Table6.A1" office:value-type="string">
            <text:p text:style-name="P6"><text:span text:style-name="T4">root@debian:/home/user1/Download</text:span><text:span text:style-name="T4">s# /etc/init.d/gdm stop</text:span></text:p>
          </table:table-cell>
        </table:table-row>
      </table:table>
      <text:p text:style-name="P1">پس از آن، با استفاده از دستور زیر، فایل درایور را اجرا کنید تا مراحل نصب آغاز شود:</text:p>
      <table:table table:name="Table5" table:style-name="Table5">
        <table:table-column table:style-name="Table5.A"/>
        <table:table-row>
          <table:table-cell table:style-name="Table5.A1" office:value-type="string">
            <text:p text:style-name="P6"><text:span text:style-name="T4">root@debian:/home/user1/Downloa</text:span><text:span text:style-name="T4">ds# ./</text:span><text:span text:style-name="T5">NVIDIA-Linux-x86_32-195.36.15-pkg2.run</text:span></text:p>
          </table:table-cell>
        </table:table-row>
      </table:table>
      <text:p text:style-name="P1">البته نام فایل ممکن است متفاوت باشد. مراحل نصب از طریق محیط متنی را دنبال کنید تا درایور به‌طور کامل نصب شود. پس از آن، سیستم خود را restart کنید.</text:p>
      <text:p text:style-name="P2"/>
      <text:p text:style-name="P4">۶-۷- تنظیمات شبکه</text:p>
      <text:p text:style-name="P1">کارت‌های شبکه با نام‌های مختلفی در توزیع‌های سیستم‌عامل گنو/لینوکس شناخته می‌شوند. برای نمونه، کارت شبکه‌ی اترنت<text:note text:id="ftn7" text:note-class="footnote"><text:note-citation>7</text:note-citation><text:note-body><text:p text:style-name="Footnote">Ethernet</text:p></text:note-body></text:note> با eth شروع می‌شود و پس از آن عدد کارت شبکه می‌آید. برای مثال، کارت شبکه‌ی اول شما eth0 و کارت شبکه‌ی دوم شما eth1 و بقیه‌ی کارت‌های شبکه هم به همین ترتیب نامگذاری می‌شود. کارت شبکه‌ی loopback، با lo نامگذاری شده است و اتصال‌های شبکه PPP با نام‌های ppp0، <text:soft-page-break/>ppp1 و … نامگذاری می‌شود. کارت شبکه‌های بی‌سیم<text:note text:id="ftn8" text:note-class="footnote"><text:note-citation>8</text:note-citation><text:note-body><text:p text:style-name="Footnote">Wireless</text:p></text:note-body></text:note> نیز با wlan1 ،wlan0 و … نامگذاری می‌شوند.</text:p>
      <text:p text:style-name="P1">برای تنظیمات شبکه در محیط متنی باید از دستور ifconfig استفاده کنید. برای اتصال به شبکه‌های بی‌سیم نیز باید از دستور iwconfig و iwlist استفاده کنید. به خاطر داشته باشید که تنها کاربر ریشه و کاربرهای sudoer اجازه‌ی تغییر تنظیمات شبکه را دارند. برای نمونه، تنظیم IP کارت شبکه‌ی eth0 به شکل زیر است:</text:p>
      <table:table table:name="Table7" table:style-name="Table7">
        <table:table-column table:style-name="Table7.A"/>
        <table:table-row>
          <table:table-cell table:style-name="Table7.A1" office:value-type="string">
            <text:p text:style-name="P6"><text:span text:style-name="T4">root@debian:~</text:span><text:span text:style-name="T4"># ifconfig eth0 192.168.0.1 netmask 255.255.255.0</text:span></text:p>
          </table:table-cell>
        </table:table-row>
      </table:table>
      <text:p text:style-name="P1">همچنین برای مشاهده‌ی کارت‌های شبکه و تنظیمات آن‌ها از دستور ifconfig بدون هیچ پارامتری استفاده کنید. برای تغییر تنظیمات شبکه از محیط گرافیکی از منوی System → Preferences گزینه‌ی Network Connections را انتخاب کنید. <text:span text:style-name="T2">(تصویر تنظیمات شبکه گنوم – ۳)</text:span></text:p>
      <text:p text:style-name="P1">در این پنجره، برگه‌ی Wired برای شبکه‌های با سیم مانند اترنت، برگه‌ی Wireless برای شبکه‌های بی‌سیم، برگه‌ی Mobile Broadband برای شبکه‌های موبایل، برگه‌ی VPN برای اتصال شبکه‌ی VPN و برگه‌ی DSL برای اتصال شبکه‌ی PPP و تنظیمات آن‌ها وجود دارد. با کلیک بر روی هر برگه، مشخصات مرتبط با آن و اتصال موجود در سیستم شما نمایش داده می‌شود. برای نمونه، تنظیمات کارت شبکه‌ی eth0 را تغییر می‌دهیم. برای این منظور، بر روی Auto eth0 کلیک کنید و پس از فعال شدن گزینه‌های سمت راست، روی گزینه‌ی Edit (ویرایش) کلیک کنید. پنجره‌ی تنظیمات نمایش داده می‌شود: <text:s/><text:span text:style-name="T2">(تنظیمات eth0 – ۴)</text:span></text:p>
      <text:p text:style-name="P1">در این پنجره می‌توانید تنظیمات شبکه‌ی خود را تغییر دهید. برای این کار، روی برگه‌ی IPv4 Settings کلیک کنید. از قسمت Method (روش تنظیم)، گزینه‌ی Manual (دستی) را انتخاب کنید. در این صورت، گزینه‌هایی که تا قبل از این غیر فعال بودند، فعال می‌شوند و شما می‌توانید آن‌ها را تغییر دهید. برای اضافه کردن تنظیمات IP روی گزینه‌ی Add کلیک کنید. <text:s/>قسمت‌های مورد نظر را با اطلاعات مورد نظرتان پر کنید. سپس در قسمت DNS Servers، آدرس IP سرورهای نام دامنه<text:note text:id="ftn9" text:note-class="footnote"><text:note-citation>9</text:note-citation><text:note-body><text:p text:style-name="Footnote">Domain Name Server</text:p></text:note-body></text:note> را وارد کنید. برای تأیید تنظیمات روی گزینه‌ی Apply کلیک کنید. در این مرحله رمز عبور کاربر ریشه از شما خواسته می‌شود زیرا اگر به خاطر داشته باشید، تنها کاربر ریشه به تنظیمات شبکه دسترسی دارد. پس از وارد کردن رمز عبور، روی گزینه‌ی Authenticate کلیک کنید. در این حالت کارت شبکه‌ی شما تنظیم شده است و می‌توانید به شبکه‌ی مورد نظرتان متصل شو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2T12:05:16</dc:date>
    <dc:creator>Mostafa Moradian</dc:creator>
    <meta:editing-duration>P1DT10H39M15S</meta:editing-duration>
    <meta:editing-cycles>1693</meta:editing-cycles>
    <meta:generator>LibreOffice/3.3$Linux LibreOffice_project/330m19$Build-202</meta:generator>
    <meta:document-statistic meta:table-count="8" meta:image-count="0" meta:object-count="0" meta:page-count="5" meta:paragraph-count="66" meta:word-count="2443" meta:character-count="12760"/>
  </office:meta>
</office:document-meta>
</file>